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3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2-0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2-0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2224" calcext:value-type="float">
            <text:p>5.5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41135483871" calcext:value-type="float">
            <text:p>4.864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67854545455" calcext:value-type="float">
            <text:p>4.32067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7432" calcext:value-type="float">
            <text:p>4.1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3808" calcext:value-type="float">
            <text:p>4.4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8305" calcext:value-type="float">
            <text:p>5.120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08232258065" calcext:value-type="float">
            <text:p>5.587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48206451613" calcext:value-type="float">
            <text:p>6.290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589672727273" calcext:value-type="float">
            <text:p>7.8558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692" calcext:value-type="float">
            <text:p>8.83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59490909091" calcext:value-type="float">
            <text:p>6.9765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988" calcext:value-type="float">
            <text:p>5.87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51535483871" calcext:value-type="float">
            <text:p>6.0775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85725" calcext:value-type="float">
            <text:p>6.477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0504" calcext:value-type="float">
            <text:p>6.55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75490909091" calcext:value-type="float">
            <text:p>6.22475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432" calcext:value-type="float">
            <text:p>4.7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98075" calcext:value-type="float">
            <text:p>4.7989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26348387097" calcext:value-type="float">
            <text:p>5.881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66761290323" calcext:value-type="float">
            <text:p>7.5046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00593548387" calcext:value-type="float">
            <text:p>7.139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28025806452" calcext:value-type="float">
            <text:p>6.2612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4415483871" calcext:value-type="float">
            <text:p>5.548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66262068966" calcext:value-type="float">
            <text:p>5.2096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38890322581" calcext:value-type="float">
            <text:p>5.557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183345454546" calcext:value-type="float">
            <text:p>5.87183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3384" calcext:value-type="float">
            <text:p>5.93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614" calcext:value-type="float">
            <text:p>4.91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" calcext:value-type="float">
            <text:p>4.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815875" calcext:value-type="float">
            <text:p>4.318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15277419355" calcext:value-type="float">
            <text:p>4.897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1888" calcext:value-type="float">
            <text:p>6.05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96325" calcext:value-type="float">
            <text:p>8.48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48464516129" calcext:value-type="float">
            <text:p>8.7814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15503448276" calcext:value-type="float">
            <text:p>6.5481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81290322581" calcext:value-type="float">
            <text:p>7.044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38325" calcext:value-type="float">
            <text:p>5.7333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4704" calcext:value-type="float">
            <text:p>4.8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5135" calcext:value-type="float">
            <text:p>4.108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9984" calcext:value-type="float">
            <text:p>4.22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844175" calcext:value-type="float">
            <text:p>5.0584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05238709677" calcext:value-type="float">
            <text:p>6.2570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60283870968" calcext:value-type="float">
            <text:p>8.645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8600516129" calcext:value-type="float">
            <text:p>11.318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20774193548" calcext:value-type="float">
            <text:p>9.835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76206451613" calcext:value-type="float">
            <text:p>8.149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68551724138" calcext:value-type="float">
            <text:p>7.37668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60412903226" calcext:value-type="float">
            <text:p>7.414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4055" calcext:value-type="float">
            <text:p>7.435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0248" calcext:value-type="float">
            <text:p>6.39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9725" calcext:value-type="float">
            <text:p>4.35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292" calcext:value-type="float">
            <text:p>4.6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36180645161" calcext:value-type="float">
            <text:p>5.119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39870967742" calcext:value-type="float">
            <text:p>5.955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05935483871" calcext:value-type="float">
            <text:p>7.001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657858064516" calcext:value-type="float">
            <text:p>5.956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67432258065" calcext:value-type="float">
            <text:p>4.9896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4984" calcext:value-type="float">
            <text:p>4.2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207483870968" calcext:value-type="float">
            <text:p>4.8020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73625" calcext:value-type="float">
            <text:p>5.128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15016" calcext:value-type="float">
            <text:p>4.8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35927272727" calcext:value-type="float">
            <text:p>4.09835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9952" calcext:value-type="float">
            <text:p>4.17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32335483871" calcext:value-type="float">
            <text:p>4.922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61075" calcext:value-type="float">
            <text:p>6.0296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291587096774" calcext:value-type="float">
            <text:p>7.032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14967741936" calcext:value-type="float">
            <text:p>6.9371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04903225807" calcext:value-type="float">
            <text:p>6.562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95432258065" calcext:value-type="float">
            <text:p>6.086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51089655173" calcext:value-type="float">
            <text:p>5.69051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04475" calcext:value-type="float">
            <text:p>5.692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08225" calcext:value-type="float">
            <text:p>5.230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09288" calcext:value-type="float">
            <text:p>5.50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1325" calcext:value-type="float">
            <text:p>4.48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5448" calcext:value-type="float">
            <text:p>4.84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37475" calcext:value-type="float">
            <text:p>4.903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73316129032" calcext:value-type="float">
            <text:p>5.853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2944516129" calcext:value-type="float">
            <text:p>6.817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79690322581" calcext:value-type="float">
            <text:p>6.916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1416" calcext:value-type="float">
            <text:p>6.1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8365" calcext:value-type="float">
            <text:p>6.311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47542857143" calcext:value-type="float">
            <text:p>6.7974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48290909091" calcext:value-type="float">
            <text:p>7.85848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01275" calcext:value-type="float">
            <text:p>6.960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5616" calcext:value-type="float">
            <text:p>6.34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415" calcext:value-type="float">
            <text:p>4.46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8424" calcext:value-type="float">
            <text:p>4.25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17025" calcext:value-type="float">
            <text:p>4.7911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57393548387" calcext:value-type="float">
            <text:p>5.587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81083870968" calcext:value-type="float">
            <text:p>7.2618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23870967742" calcext:value-type="float">
            <text:p>8.485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65419354839" calcext:value-type="float">
            <text:p>8.724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12464516129" calcext:value-type="float">
            <text:p>9.3301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341627586207" calcext:value-type="float">
            <text:p>8.0734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85909677419" calcext:value-type="float">
            <text:p>6.713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58625" calcext:value-type="float">
            <text:p>6.976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3248" calcext:value-type="float">
            <text:p>5.74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981" calcext:value-type="float">
            <text:p>4.419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8288" calcext:value-type="float">
            <text:p>4.70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9156" calcext:value-type="float">
            <text:p>5.4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10683870968" calcext:value-type="float">
            <text:p>6.582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4175483871" calcext:value-type="float">
            <text:p>8.785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4766451613" calcext:value-type="float">
            <text:p>10.6224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4763870968" calcext:value-type="float">
            <text:p>10.792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93324137931" calcext:value-type="float">
            <text:p>8.80693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957" calcext:value-type="float">
            <text:p>8.799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815" calcext:value-type="float">
            <text:p>6.90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4104" calcext:value-type="float">
            <text:p>5.36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911225" calcext:value-type="float">
            <text:p>5.0891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83174193548" calcext:value-type="float">
            <text:p>4.921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3775" calcext:value-type="float">
            <text:p>5.687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40670967742" calcext:value-type="float">
            <text:p>7.162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94736" calcext:value-type="float">
            <text:p>9.1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98525" calcext:value-type="float">
            <text:p>9.025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02890322581" calcext:value-type="float">
            <text:p>8.0110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79638709677" calcext:value-type="float">
            <text:p>8.3997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90285714286" calcext:value-type="float">
            <text:p>7.8769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989857142857" calcext:value-type="float">
            <text:p>9.5298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99625" calcext:value-type="float">
            <text:p>9.4949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7248" calcext:value-type="float">
            <text:p>6.91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38875" calcext:value-type="float">
            <text:p>5.777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5056" calcext:value-type="float">
            <text:p>4.5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818" calcext:value-type="float">
            <text:p>5.02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94038709678" calcext:value-type="float">
            <text:p>5.74194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288180645161" calcext:value-type="float">
            <text:p>6.6128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32275" calcext:value-type="float">
            <text:p>6.773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99587096774" calcext:value-type="float">
            <text:p>5.767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02735483871" calcext:value-type="float">
            <text:p>6.745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78537931035" calcext:value-type="float">
            <text:p>7.13778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2305" calcext:value-type="float">
            <text:p>9.083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92748387097" calcext:value-type="float">
            <text:p>6.240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33703225807" calcext:value-type="float">
            <text:p>7.3423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99275" calcext:value-type="float">
            <text:p>5.656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64774193548" calcext:value-type="float">
            <text:p>4.592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34875" calcext:value-type="float">
            <text:p>5.04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97367741936" calcext:value-type="float">
            <text:p>5.909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0065" calcext:value-type="float">
            <text:p>7.672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37475" calcext:value-type="float">
            <text:p>10.618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97858064516" calcext:value-type="float">
            <text:p>9.918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9819354839" calcext:value-type="float">
            <text:p>10.37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1508965517" calcext:value-type="float">
            <text:p>10.0491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25367741936" calcext:value-type="float">
            <text:p>8.150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48748387097" calcext:value-type="float">
            <text:p>6.911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5888" calcext:value-type="float">
            <text:p>6.20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38775" calcext:value-type="float">
            <text:p>5.007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30787096774" calcext:value-type="float">
            <text:p>4.835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71925" calcext:value-type="float">
            <text:p>5.373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89858064516" calcext:value-type="float">
            <text:p>6.611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05832258065" calcext:value-type="float">
            <text:p>8.4430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06225" calcext:value-type="float">
            <text:p>8.8800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349" calcext:value-type="float">
            <text:p>6.983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34709677419" calcext:value-type="float">
            <text:p>7.189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95310344828" calcext:value-type="float">
            <text:p>7.5469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600258064516" calcext:value-type="float">
            <text:p>8.206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50775" calcext:value-type="float">
            <text:p>7.8725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64736" calcext:value-type="float">
            <text:p>6.78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095425" calcext:value-type="float">
            <text:p>6.110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634116129032" calcext:value-type="float">
            <text:p>6.146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804775" calcext:value-type="float">
            <text:p>6.4780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02064516129" calcext:value-type="float">
            <text:p>7.355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9024516129" calcext:value-type="float">
            <text:p>9.014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19645" calcext:value-type="float">
            <text:p>9.6219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40283870968" calcext:value-type="float">
            <text:p>8.950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04232258065" calcext:value-type="float">
            <text:p>7.9340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071972413793" calcext:value-type="float">
            <text:p>6.7307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76103225806" calcext:value-type="float">
            <text:p>6.5437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1465" calcext:value-type="float">
            <text:p>7.268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3048" calcext:value-type="float">
            <text:p>6.60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50325" calcext:value-type="float">
            <text:p>5.5505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39525" calcext:value-type="float">
            <text:p>5.829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31896774194" calcext:value-type="float">
            <text:p>7.050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31948387097" calcext:value-type="float">
            <text:p>9.377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88735" calcext:value-type="float">
            <text:p>10.798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980722580645" calcext:value-type="float">
            <text:p>8.879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3775483871" calcext:value-type="float">
            <text:p>6.941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99475862069" calcext:value-type="float">
            <text:p>6.2379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94219354839" calcext:value-type="float">
            <text:p>5.694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01125" calcext:value-type="float">
            <text:p>4.662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512" calcext:value-type="float">
            <text:p>4.6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9715" calcext:value-type="float">
            <text:p>4.724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8116129032" calcext:value-type="float">
            <text:p>4.561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4725" calcext:value-type="float">
            <text:p>4.16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69470967742" calcext:value-type="float">
            <text:p>4.5136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37858064516" calcext:value-type="float">
            <text:p>5.4993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53925" calcext:value-type="float">
            <text:p>6.219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16129032258" calcext:value-type="float">
            <text:p>5.764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17425" calcext:value-type="float">
            <text:p>5.9661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7616" calcext:value-type="float">
            <text:p>6.42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522" calcext:value-type="float">
            <text:p>6.462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1136" calcext:value-type="float">
            <text:p>5.5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02325" calcext:value-type="float">
            <text:p>3.996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4175483871" calcext:value-type="float">
            <text:p>4.213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6929" calcext:value-type="float">
            <text:p>5.146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4655" calcext:value-type="float">
            <text:p>6.7724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7906" calcext:value-type="float">
            <text:p>9.407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943563636364" calcext:value-type="float">
            <text:p>8.6694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3632" calcext:value-type="float">
            <text:p>8.13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46975" calcext:value-type="float">
            <text:p>6.0444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588" calcext:value-type="float">
            <text:p>5.8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96722580645" calcext:value-type="float">
            <text:p>6.349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0505" calcext:value-type="float">
            <text:p>6.500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9328" calcext:value-type="float">
            <text:p>5.7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47975" calcext:value-type="float">
            <text:p>4.2194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19019354839" calcext:value-type="float">
            <text:p>3.869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514" calcext:value-type="float">
            <text:p>4.49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984748387097" calcext:value-type="float">
            <text:p>5.219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93187096774" calcext:value-type="float">
            <text:p>6.3989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9985" calcext:value-type="float">
            <text:p>7.2269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644490322581" calcext:value-type="float">
            <text:p>6.3864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141883870968" calcext:value-type="float">
            <text:p>6.4114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73771428572" calcext:value-type="float">
            <text:p>7.2087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3736" calcext:value-type="float">
            <text:p>6.24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31690322581" calcext:value-type="float">
            <text:p>5.362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59509677419" calcext:value-type="float">
            <text:p>6.5065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166" calcext:value-type="float">
            <text:p>5.13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371741935484" calcext:value-type="float">
            <text:p>4.793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97025" calcext:value-type="float">
            <text:p>5.4769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858" calcext:value-type="float">
            <text:p>6.864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43512" calcext:value-type="float">
            <text:p>10.07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70087272727" calcext:value-type="float">
            <text:p>11.9270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04642580645" calcext:value-type="float">
            <text:p>10.400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54625" calcext:value-type="float">
            <text:p>8.942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16457142857" calcext:value-type="float">
            <text:p>8.2291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92984" calcext:value-type="float">
            <text:p>9.1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58315789474" calcext:value-type="float">
            <text:p>8.375583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71584" calcext:value-type="float">
            <text:p>6.01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82675" calcext:value-type="float">
            <text:p>5.0908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16722580645" calcext:value-type="float">
            <text:p>5.283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58625" calcext:value-type="float">
            <text:p>5.833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05" calcext:value-type="float">
            <text:p>7.6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6424" calcext:value-type="float">
            <text:p>10.3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55534545455" calcext:value-type="float">
            <text:p>12.77555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67501935484" calcext:value-type="float">
            <text:p>11.016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37757419355" calcext:value-type="float">
            <text:p>12.093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0731428571" calcext:value-type="float">
            <text:p>11.7430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95525" calcext:value-type="float">
            <text:p>12.976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79238709677" calcext:value-type="float">
            <text:p>11.287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840593548387" calcext:value-type="float">
            <text:p>9.958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633" calcext:value-type="float">
            <text:p>6.969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5216" calcext:value-type="float">
            <text:p>6.9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0445" calcext:value-type="float">
            <text:p>7.595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693" calcext:value-type="float">
            <text:p>10.497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43677241379" calcext:value-type="float">
            <text:p>15.3443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056" calcext:value-type="float">
            <text:p>13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6652903226" calcext:value-type="float">
            <text:p>11.7016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34325" calcext:value-type="float">
            <text:p>10.7473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84827586207" calcext:value-type="float">
            <text:p>8.4818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2064516129" calcext:value-type="float">
            <text:p>8.018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29425" calcext:value-type="float">
            <text:p>7.6882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9008" calcext:value-type="float">
            <text:p>5.78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99675" calcext:value-type="float">
            <text:p>4.9269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684" calcext:value-type="float">
            <text:p>5.4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8735" calcext:value-type="float">
            <text:p>5.845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819122580645" calcext:value-type="float">
            <text:p>6.618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86090322581" calcext:value-type="float">
            <text:p>8.952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18749090909" calcext:value-type="float">
            <text:p>11.12187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4891428571" calcext:value-type="float">
            <text:p>11.6424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82375" calcext:value-type="float">
            <text:p>8.876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71171428572" calcext:value-type="float">
            <text:p>7.00071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59775" calcext:value-type="float">
            <text:p>7.4495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0496" calcext:value-type="float">
            <text:p>7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2392" calcext:value-type="float">
            <text:p>6.2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115625" calcext:value-type="float">
            <text:p>5.4411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44085714286" calcext:value-type="float">
            <text:p>6.0854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0115" calcext:value-type="float">
            <text:p>7.712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71125" calcext:value-type="float">
            <text:p>9.1197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99636363636" calcext:value-type="float">
            <text:p>9.7729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23432258065" calcext:value-type="float">
            <text:p>7.9462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9896" calcext:value-type="float">
            <text:p>5.07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8104" calcext:value-type="float">
            <text:p>3.6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45655172414" calcext:value-type="float">
            <text:p>3.61345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0865" calcext:value-type="float">
            <text:p>4.1210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46828571429" calcext:value-type="float">
            <text:p>4.7264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124619354839" calcext:value-type="float">
            <text:p>5.8412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39725" calcext:value-type="float">
            <text:p>6.226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95056" calcext:value-type="float">
            <text:p>5.89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084" calcext:value-type="float">
            <text:p>5.2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23122580645" calcext:value-type="float">
            <text:p>6.176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29504516129" calcext:value-type="float">
            <text:p>7.112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69875" calcext:value-type="float">
            <text:p>7.4956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24670967742" calcext:value-type="float">
            <text:p>9.692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5619" calcext:value-type="float">
            <text:p>9.905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00771428572" calcext:value-type="float">
            <text:p>9.36900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7375" calcext:value-type="float">
            <text:p>8.948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52541935484" calcext:value-type="float">
            <text:p>8.2105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82270967742" calcext:value-type="float">
            <text:p>7.442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8515" calcext:value-type="float">
            <text:p>5.669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14425806452" calcext:value-type="float">
            <text:p>5.935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426" calcext:value-type="float">
            <text:p>5.694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419" calcext:value-type="float">
            <text:p>5.638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24335483871" calcext:value-type="float">
            <text:p>6.949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737" calcext:value-type="float">
            <text:p>7.801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688" calcext:value-type="float">
            <text:p>6.9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3915" calcext:value-type="float">
            <text:p>7.323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21351724138" calcext:value-type="float">
            <text:p>7.41021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84625" calcext:value-type="float">
            <text:p>6.3898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81187096774" calcext:value-type="float">
            <text:p>5.438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9984516129" calcext:value-type="float">
            <text:p>4.067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80722580645" calcext:value-type="float">
            <text:p>3.926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22296774194" calcext:value-type="float">
            <text:p>4.3772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43638709677" calcext:value-type="float">
            <text:p>5.138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9625" calcext:value-type="float">
            <text:p>6.176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001008695652" calcext:value-type="float">
            <text:p>7.270010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93672727273" calcext:value-type="float">
            <text:p>7.28693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41058064516" calcext:value-type="float">
            <text:p>5.755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86257142857" calcext:value-type="float">
            <text:p>5.0508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53323076923" calcext:value-type="float">
            <text:p>5.23353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30375" calcext:value-type="float">
            <text:p>4.335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84077419355" calcext:value-type="float">
            <text:p>4.686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336" calcext:value-type="float">
            <text:p>3.9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3217" calcext:value-type="float">
            <text:p>4.403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69725" calcext:value-type="float">
            <text:p>5.197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453725" calcext:value-type="float">
            <text:p>6.5845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95251612903" calcext:value-type="float">
            <text:p>8.419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00775" calcext:value-type="float">
            <text:p>9.587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627948387097" calcext:value-type="float">
            <text:p>8.676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5104516129" calcext:value-type="float">
            <text:p>6.640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36772413793" calcext:value-type="float">
            <text:p>6.2003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60877419355" calcext:value-type="float">
            <text:p>6.640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43925" calcext:value-type="float">
            <text:p>6.562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2016" calcext:value-type="float">
            <text:p>5.1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351" calcext:value-type="float">
            <text:p>5.22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90735483871" calcext:value-type="float">
            <text:p>5.403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82632258065" calcext:value-type="float">
            <text:p>6.9678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223122580645" calcext:value-type="float">
            <text:p>8.462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29225" calcext:value-type="float">
            <text:p>6.910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85187096774" calcext:value-type="float">
            <text:p>4.996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46125" calcext:value-type="float">
            <text:p>5.595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25485714286" calcext:value-type="float">
            <text:p>5.3592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32675" calcext:value-type="float">
            <text:p>6.424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43767741936" calcext:value-type="float">
            <text:p>6.5744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35828571429" calcext:value-type="float">
            <text:p>6.1323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41025" calcext:value-type="float">
            <text:p>4.425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01780645161" calcext:value-type="float">
            <text:p>4.653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31264516129" calcext:value-type="float">
            <text:p>5.473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25175" calcext:value-type="float">
            <text:p>6.586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05703225807" calcext:value-type="float">
            <text:p>8.9120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96175" calcext:value-type="float">
            <text:p>8.456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47458064516" calcext:value-type="float">
            <text:p>7.029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82175" calcext:value-type="float">
            <text:p>7.7178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17875862069" calcext:value-type="float">
            <text:p>8.4721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939675" calcext:value-type="float">
            <text:p>8.889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43022222222" calcext:value-type="float">
            <text:p>7.66143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09672727273" calcext:value-type="float">
            <text:p>7.0430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82588235294" calcext:value-type="float">
            <text:p>4.971825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13187096774" calcext:value-type="float">
            <text:p>4.570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2484" calcext:value-type="float">
            <text:p>4.57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09714285714" calcext:value-type="float">
            <text:p>6.6010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65527272727" calcext:value-type="float">
            <text:p>7.35565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619625" calcext:value-type="float">
            <text:p>7.666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99751724138" calcext:value-type="float">
            <text:p>8.3489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31251612903" calcext:value-type="float">
            <text:p>8.252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78975" calcext:value-type="float">
            <text:p>8.9857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64206451613" calcext:value-type="float">
            <text:p>7.9516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38875" calcext:value-type="float">
            <text:p>6.158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8392" calcext:value-type="float">
            <text:p>5.7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5995" calcext:value-type="float">
            <text:p>5.939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06025" calcext:value-type="float">
            <text:p>7.340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372" calcext:value-type="float">
            <text:p>8.6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7672727273" calcext:value-type="float">
            <text:p>10.5377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42" calcext:value-type="float">
            <text:p>9.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17775" calcext:value-type="float">
            <text:p>8.6611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88971428572" calcext:value-type="float">
            <text:p>8.42488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9255" calcext:value-type="float">
            <text:p>8.547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81161290322" calcext:value-type="float">
            <text:p>8.65681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38167741936" calcext:value-type="float">
            <text:p>7.650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597" calcext:value-type="float">
            <text:p>5.919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8504" calcext:value-type="float">
            <text:p>5.9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0706" calcext:value-type="float">
            <text:p>6.410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14141935484" calcext:value-type="float">
            <text:p>7.805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2487741936" calcext:value-type="float">
            <text:p>10.999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71318709677" calcext:value-type="float">
            <text:p>11.0471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77393548387" calcext:value-type="float">
            <text:p>9.4737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354916129032" calcext:value-type="float">
            <text:p>8.953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683806896552" calcext:value-type="float">
            <text:p>8.1768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69961290323" calcext:value-type="float">
            <text:p>7.379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4535" calcext:value-type="float">
            <text:p>6.6764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3856" calcext:value-type="float">
            <text:p>6.84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81875" calcext:value-type="float">
            <text:p>5.788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4256" calcext:value-type="float">
            <text:p>4.75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09780645161" calcext:value-type="float">
            <text:p>5.674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599" calcext:value-type="float">
            <text:p>7.459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84144516129" calcext:value-type="float">
            <text:p>8.158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01367741936" calcext:value-type="float">
            <text:p>7.7540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77883870968" calcext:value-type="float">
            <text:p>5.862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63174193548" calcext:value-type="float">
            <text:p>4.845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08248275862" calcext:value-type="float">
            <text:p>5.24508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48980645161" calcext:value-type="float">
            <text:p>5.000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04312" calcext:value-type="float">
            <text:p>5.38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670075" calcext:value-type="float">
            <text:p>5.6067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2824" calcext:value-type="float">
            <text:p>5.35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303625" calcext:value-type="float">
            <text:p>5.243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678038709678" calcext:value-type="float">
            <text:p>6.3667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73264516129" calcext:value-type="float">
            <text:p>6.955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330425806452" calcext:value-type="float">
            <text:p>6.453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5264516129" calcext:value-type="float">
            <text:p>4.863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430786206897" calcext:value-type="float">
            <text:p>4.8543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21367741936" calcext:value-type="float">
            <text:p>4.7822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23775" calcext:value-type="float">
            <text:p>5.3312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313909677419" calcext:value-type="float">
            <text:p>4.763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137" calcext:value-type="float">
            <text:p>4.525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2776" calcext:value-type="float">
            <text:p>4.32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0725" calcext:value-type="float">
            <text:p>5.15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18775" calcext:value-type="float">
            <text:p>6.455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98038709677" calcext:value-type="float">
            <text:p>8.7289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55767741936" calcext:value-type="float">
            <text:p>9.058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99690322581" calcext:value-type="float">
            <text:p>6.6119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73161290323" calcext:value-type="float">
            <text:p>6.873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420965517242" calcext:value-type="float">
            <text:p>7.274209655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292" calcext:value-type="float">
            <text:p>6.9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78225" calcext:value-type="float">
            <text:p>6.258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6912" calcext:value-type="float">
            <text:p>4.9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158" calcext:value-type="float">
            <text:p>4.69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2848" calcext:value-type="float">
            <text:p>5.04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462" calcext:value-type="float">
            <text:p>5.98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11509677419" calcext:value-type="float">
            <text:p>7.619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9992" calcext:value-type="float">
            <text:p>10.17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4219354839" calcext:value-type="float">
            <text:p>10.086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18208" calcext:value-type="float">
            <text:p>9.0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7264516129" calcext:value-type="float">
            <text:p>10.27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540542857143" calcext:value-type="float">
            <text:p>9.2854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210993548387" calcext:value-type="float">
            <text:p>8.352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23303225806" calcext:value-type="float">
            <text:p>7.2722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6832" calcext:value-type="float">
            <text:p>8.41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82618181818" calcext:value-type="float">
            <text:p>6.7488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27174193548" calcext:value-type="float">
            <text:p>5.394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542" calcext:value-type="float">
            <text:p>4.71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556275" calcext:value-type="float">
            <text:p>5.6455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09832258065" calcext:value-type="float">
            <text:p>6.8580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05775" calcext:value-type="float">
            <text:p>6.5580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4032" calcext:value-type="float">
            <text:p>4.64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914375" calcext:value-type="float">
            <text:p>4.579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43792" calcext:value-type="float">
            <text:p>4.96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59054545455" calcext:value-type="float">
            <text:p>4.63259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843" calcext:value-type="float">
            <text:p>4.458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72" calcext:value-type="float">
            <text:p>4.3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25825" calcext:value-type="float">
            <text:p>3.9712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92335483871" calcext:value-type="float">
            <text:p>4.007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57285" calcext:value-type="float">
            <text:p>4.685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61225" calcext:value-type="float">
            <text:p>5.6606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11922580645" calcext:value-type="float">
            <text:p>6.804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8975" calcext:value-type="float">
            <text:p>6.418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33024516129" calcext:value-type="float">
            <text:p>3.833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94981818182" calcext:value-type="float">
            <text:p>4.03194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55142857143" calcext:value-type="float">
            <text:p>4.7385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5905" calcext:value-type="float">
            <text:p>5.867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8875" calcext:value-type="float">
            <text:p>5.19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1016" calcext:value-type="float">
            <text:p>4.06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372" calcext:value-type="float">
            <text:p>3.7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492748387097" calcext:value-type="float">
            <text:p>3.9549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91329032258" calcext:value-type="float">
            <text:p>4.160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32516129032" calcext:value-type="float">
            <text:p>4.875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5456" calcext:value-type="float">
            <text:p>5.9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57625" calcext:value-type="float">
            <text:p>6.896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5616" calcext:value-type="float">
            <text:p>6.72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32619354839" calcext:value-type="float">
            <text:p>7.2433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77371428572" calcext:value-type="float">
            <text:p>8.2587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55561290323" calcext:value-type="float">
            <text:p>9.2755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41161290323" calcext:value-type="float">
            <text:p>8.504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5384" calcext:value-type="float">
            <text:p>7.40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5233" calcext:value-type="float">
            <text:p>6.055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84516129032" calcext:value-type="float">
            <text:p>5.225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54825" calcext:value-type="float">
            <text:p>6.291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56072727273" calcext:value-type="float">
            <text:p>7.32656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543" calcext:value-type="float">
            <text:p>9.678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89049411765" calcext:value-type="float">
            <text:p>12.70890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828475" calcext:value-type="float">
            <text:p>9.898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62175" calcext:value-type="float">
            <text:p>7.2606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03172413793" calcext:value-type="float">
            <text:p>7.3220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36675" calcext:value-type="float">
            <text:p>7.5063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87525" calcext:value-type="float">
            <text:p>6.2408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97212903226" calcext:value-type="float">
            <text:p>7.3109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76275" calcext:value-type="float">
            <text:p>5.721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10012903226" calcext:value-type="float">
            <text:p>4.906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34425806452" calcext:value-type="float">
            <text:p>5.2493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28903225806" calcext:value-type="float">
            <text:p>5.8152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6376" calcext:value-type="float">
            <text:p>6.44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6026" calcext:value-type="float">
            <text:p>7.066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9568" calcext:value-type="float">
            <text:p>5.47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139225806452" calcext:value-type="float">
            <text:p>4.871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57986206897" calcext:value-type="float">
            <text:p>4.74457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67716129032" calcext:value-type="float">
            <text:p>5.024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05625806452" calcext:value-type="float">
            <text:p>5.6120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00712" calcext:value-type="float">
            <text:p>5.04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09825" calcext:value-type="float">
            <text:p>3.8340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18254545455" calcext:value-type="float">
            <text:p>4.16218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65935483871" calcext:value-type="float">
            <text:p>4.9436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46545454546" calcext:value-type="float">
            <text:p>5.72146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46219354839" calcext:value-type="float">
            <text:p>6.4264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33381818182" calcext:value-type="float">
            <text:p>7.23133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964670967742" calcext:value-type="float">
            <text:p>7.9396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8095483871" calcext:value-type="float">
            <text:p>4.682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7752" calcext:value-type="float">
            <text:p>4.8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08525" calcext:value-type="float">
            <text:p>5.6350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0685" calcext:value-type="float">
            <text:p>6.644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27096774194" calcext:value-type="float">
            <text:p>5.904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2808" calcext:value-type="float">
            <text:p>4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66225" calcext:value-type="float">
            <text:p>4.1556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74219354839" calcext:value-type="float">
            <text:p>4.475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15125" calcext:value-type="float">
            <text:p>5.401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89548387097" calcext:value-type="float">
            <text:p>6.746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30981818182" calcext:value-type="float">
            <text:p>8.94430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22075" calcext:value-type="float">
            <text:p>4.0522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34942857143" calcext:value-type="float">
            <text:p>4.2653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38075" calcext:value-type="float">
            <text:p>4.570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8875" calcext:value-type="float">
            <text:p>5.19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42472727273" calcext:value-type="float">
            <text:p>4.58742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71406451613" calcext:value-type="float">
            <text:p>4.7177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62503225807" calcext:value-type="float">
            <text:p>5.4556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25419354839" calcext:value-type="float">
            <text:p>6.667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54872" calcext:value-type="float">
            <text:p>8.49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86525" calcext:value-type="float">
            <text:p>9.9708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996851612903" calcext:value-type="float">
            <text:p>9.309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54763636364" calcext:value-type="float">
            <text:p>6.26354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484524137931" calcext:value-type="float">
            <text:p>5.0548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277" calcext:value-type="float">
            <text:p>4.502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372" calcext:value-type="float">
            <text:p>4.5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08103225807" calcext:value-type="float">
            <text:p>4.1510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6245" calcext:value-type="float">
            <text:p>3.853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31767741936" calcext:value-type="float">
            <text:p>4.090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22606451613" calcext:value-type="float">
            <text:p>4.6232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94632258065" calcext:value-type="float">
            <text:p>5.6419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9968" calcext:value-type="float">
            <text:p>7.1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11775" calcext:value-type="float">
            <text:p>10.0861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8888" calcext:value-type="float">
            <text:p>10.51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87277419355" calcext:value-type="float">
            <text:p>8.3718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77765517241" calcext:value-type="float">
            <text:p>7.62777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70916129032" calcext:value-type="float">
            <text:p>6.423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858658064516" calcext:value-type="float">
            <text:p>5.2585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352" calcext:value-type="float">
            <text:p>4.0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08283870968" calcext:value-type="float">
            <text:p>4.104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19561290323" calcext:value-type="float">
            <text:p>4.4901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70529032258" calcext:value-type="float">
            <text:p>5.1637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4952" calcext:value-type="float">
            <text:p>8.3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93425" calcext:value-type="float">
            <text:p>11.665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172" calcext:value-type="float">
            <text:p>11.1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52696774194" calcext:value-type="float">
            <text:p>8.333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566" calcext:value-type="float">
            <text:p>7.576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95380645161" calcext:value-type="float">
            <text:p>6.8079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83380645161" calcext:value-type="float">
            <text:p>7.752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884" calcext:value-type="float">
            <text:p>7.0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12980645161" calcext:value-type="float">
            <text:p>4.406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132" calcext:value-type="float">
            <text:p>4.1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212" calcext:value-type="float">
            <text:p>4.7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244" calcext:value-type="float">
            <text:p>5.88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532" calcext:value-type="float">
            <text:p>7.81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58" calcext:value-type="float">
            <text:p>11.24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856" calcext:value-type="float">
            <text:p>10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764" calcext:value-type="float">
            <text:p>8.7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592" calcext:value-type="float">
            <text:p>6.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156" calcext:value-type="float">
            <text:p>5.18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28" calcext:value-type="float">
            <text:p>3.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668" calcext:value-type="float">
            <text:p>3.94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3684" calcext:value-type="float">
            <text:p>4.58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388" calcext:value-type="float">
            <text:p>5.3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824" calcext:value-type="float">
            <text:p>5.9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6596" calcext:value-type="float">
            <text:p>4.0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996" calcext:value-type="float">
            <text:p>3.90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424" calcext:value-type="float">
            <text:p>3.9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82" calcext:value-type="float">
            <text:p>4.40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48" calcext:value-type="float">
            <text:p>5.6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396" calcext:value-type="float">
            <text:p>4.3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148" calcext:value-type="float">
            <text:p>4.10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884" calcext:value-type="float">
            <text:p>4.53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868" calcext:value-type="float">
            <text:p>5.2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408" calcext:value-type="float">
            <text:p>6.1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444" calcext:value-type="float">
            <text:p>6.72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1" calcext:value-type="float">
            <text:p>5.6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12" calcext:value-type="float">
            <text:p>5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832" calcext:value-type="float">
            <text:p>4.8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572" calcext:value-type="float">
            <text:p>4.70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372" calcext:value-type="float">
            <text:p>3.7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472" calcext:value-type="float">
            <text:p>3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856" calcext:value-type="float">
            <text:p>3.9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852" calcext:value-type="float">
            <text:p>4.1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162" calcext:value-type="float">
            <text:p>4.72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18" calcext:value-type="float">
            <text:p>9.56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3" calcext:value-type="float">
            <text:p>6.5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944" calcext:value-type="float">
            <text:p>3.4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244" calcext:value-type="float">
            <text:p>3.0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592" calcext:value-type="float">
            <text:p>3.3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984" calcext:value-type="float">
            <text:p>3.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364" calcext:value-type="float">
            <text:p>4.4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904" calcext:value-type="float">
            <text:p>5.4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084" calcext:value-type="float">
            <text:p>3.3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26" calcext:value-type="float">
            <text:p>2.7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6576" calcext:value-type="float">
            <text:p>2.6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676" calcext:value-type="float">
            <text:p>2.7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164" calcext:value-type="float">
            <text:p>2.8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144" calcext:value-type="float">
            <text:p>2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5856" calcext:value-type="float">
            <text:p>3.1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" calcext:value-type="float">
            <text:p>3.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644" calcext:value-type="float">
            <text:p>4.0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56" calcext:value-type="float">
            <text:p>4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364" calcext:value-type="float">
            <text:p>4.94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944" calcext:value-type="float">
            <text:p>3.4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196" calcext:value-type="float">
            <text:p>3.60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348" calcext:value-type="float">
            <text:p>3.41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316" calcext:value-type="float">
            <text:p>3.16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644" calcext:value-type="float">
            <text:p>2.8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508" calcext:value-type="float">
            <text:p>3.04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192" calcext:value-type="float">
            <text:p>3.1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484" calcext:value-type="float">
            <text:p>3.7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068" calcext:value-type="float">
            <text:p>4.7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208" calcext:value-type="float">
            <text:p>5.9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728" calcext:value-type="float">
            <text:p>8.2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196" calcext:value-type="float">
            <text:p>7.53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988" calcext:value-type="float">
            <text:p>5.36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636" calcext:value-type="float">
            <text:p>5.59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8176" calcext:value-type="float">
            <text:p>3.9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392" calcext:value-type="float">
            <text:p>3.3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116" calcext:value-type="float">
            <text:p>3.72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356" calcext:value-type="float">
            <text:p>4.3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58" calcext:value-type="float">
            <text:p>5.4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748" calcext:value-type="float">
            <text:p>7.8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368" calcext:value-type="float">
            <text:p>7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048" calcext:value-type="float">
            <text:p>4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36" calcext:value-type="float">
            <text:p>3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42" calcext:value-type="float">
            <text:p>2.72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988" calcext:value-type="float">
            <text:p>2.82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628" calcext:value-type="float">
            <text:p>3.1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1352" calcext:value-type="float">
            <text:p>3.4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4496" calcext:value-type="float">
            <text:p>4.4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5428" calcext:value-type="float">
            <text:p>5.07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376" calcext:value-type="float">
            <text:p>3.5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532" calcext:value-type="float">
            <text:p>2.85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228" calcext:value-type="float">
            <text:p>2.84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476" calcext:value-type="float">
            <text:p>2.9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956" calcext:value-type="float">
            <text:p>2.82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028" calcext:value-type="float">
            <text:p>2.8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652" calcext:value-type="float">
            <text:p>3.43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684" calcext:value-type="float">
            <text:p>5.8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0504" calcext:value-type="float">
            <text:p>4.5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356" calcext:value-type="float">
            <text:p>3.4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28" calcext:value-type="float">
            <text:p>3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08" calcext:value-type="float">
            <text:p>3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364" calcext:value-type="float">
            <text:p>2.40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708" calcext:value-type="float">
            <text:p>3.2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676" calcext:value-type="float">
            <text:p>3.5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74" calcext:value-type="float">
            <text:p>3.2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492" calcext:value-type="float">
            <text:p>2.7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328" calcext:value-type="float">
            <text:p>2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3344" calcext:value-type="float">
            <text:p>2.5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764" calcext:value-type="float">
            <text:p>3.19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93" calcext:value-type="float">
            <text:p>3.63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036" calcext:value-type="float">
            <text:p>4.1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248" calcext:value-type="float">
            <text:p>4.0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92" calcext:value-type="float">
            <text:p>2.5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436" calcext:value-type="float">
            <text:p>2.47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42" calcext:value-type="float">
            <text:p>2.5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144" calcext:value-type="float">
            <text:p>2.4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792" calcext:value-type="float">
            <text:p>2.2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120814825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38" meta:object-count="0"/>
    <meta:user-defined meta:name="AppVersion">3.0</meta:user-defined>
  </office:meta>
</office:document-meta>
</file>